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99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41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99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80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in" fo:padding-bottom="0in" fo:border="none"/>
    </style:style>
    <style:style style:name="Table7" style:family="table">
      <style:table-properties style:width="7.8799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806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8139in"/>
    </style:style>
    <style:style style:name="Table1.C" style:family="table-column">
      <style:table-column-properties style:column-width="2.0667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99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806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99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39in"/>
    </style:style>
    <style:style style:name="Table9.C" style:family="table-column">
      <style:table-column-properties style:column-width="2.0667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99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806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6.8806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475f55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475f55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921d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921d0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4921d0" style:font-name-asian="Roboto2" style:font-size-asian="10pt" style:font-name-complex="Roboto2" style:font-size-complex="10pt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75f55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rsid="01457e31" officeooo:paragraph-rsid="014921d0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39828b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/>
    <style:style style:name="P39" style:family="paragraph" style:parent-style-name="Standard" style:list-style-name="L1">
      <style:text-properties officeooo:paragraph-rsid="014a4abb"/>
    </style:style>
    <style:style style:name="P40" style:family="paragraph" style:parent-style-name="Standard" style:list-style-name="L1">
      <style:paragraph-properties fo:line-height="100%" fo:orphans="0" fo:widows="0"/>
      <style:text-properties officeooo:paragraph-rsid="0140054b"/>
    </style:style>
    <style:style style:name="P41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14a4abb"/>
    </style:style>
    <style:style style:name="P43" style:family="paragraph" style:parent-style-name="Standard" style:list-style-name="L2">
      <style:paragraph-properties fo:line-height="100%" fo:orphans="0" fo:widows="0"/>
      <style:text-properties officeooo:paragraph-rsid="0140054b"/>
    </style:style>
    <style:style style:name="P44" style:family="paragraph" style:parent-style-name="Standard" style:list-style-name="L2">
      <style:paragraph-properties fo:line-height="100%" fo:orphans="0" fo:widows="0"/>
      <style:text-properties officeooo:paragraph-rsid="014a4abb"/>
    </style:style>
    <style:style style:name="P45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0054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4a4abb" style:font-name-asian="Roboto2" style:font-size-asian="10pt" style:font-weight-asian="normal" style:font-name-complex="Roboto2" style:font-size-complex="10pt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52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4a4abb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1ba85" style:font-weight-asian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a4abb" style:font-weight-asian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4a4abb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9" style:family="paragraph" style:parent-style-name="Standard" style:list-style-name="L1">
      <style:paragraph-properties fo:line-height="100%" fo:orphans="0" fo:widows="0"/>
      <style:text-properties officeooo:rsid="0102247f" officeooo:paragraph-rsid="014a4abb"/>
    </style:style>
    <style:style style:name="P60" style:family="paragraph" style:parent-style-name="Standard">
      <style:text-properties officeooo:paragraph-rsid="014a4abb"/>
    </style:style>
    <style:style style:name="P61" style:family="paragraph" style:parent-style-name="Standard">
      <style:paragraph-properties fo:line-height="100%" fo:text-align="center" style:justify-single-word="false" fo:orphans="0" fo:widows="0"/>
      <style:text-properties style:font-name="Roboto" fo:font-size="10pt" officeooo:paragraph-rsid="00f4d3bb" style:font-size-asian="8.75pt" style:font-size-complex="10pt"/>
    </style:style>
    <style:style style:name="P6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6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6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6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6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6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6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7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7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7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7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4a4abb" style:font-weight-asian="normal" style:font-weight-complex="normal"/>
    </style:style>
    <style:style style:name="P7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4a4abb"/>
    </style:style>
    <style:style style:name="P7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7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rsid="01457e31" officeooo:paragraph-rsid="014a4abb"/>
    </style:style>
    <style:style style:name="P7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7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4a4abb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4a4abb"/>
    </style:style>
    <style:style style:name="P8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4a4abb"/>
    </style:style>
    <style:style style:name="P8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4a4abb" style:font-name-asian="Roboto2" style:font-size-asian="10pt" style:font-weight-asian="bold" style:font-name-complex="Roboto2" style:font-size-complex="10pt" style:font-weight-complex="bold"/>
    </style:style>
    <style:style style:name="P8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4a4abb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8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8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4a4abb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4a4abb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89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9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name-asian="Roboto2" style:font-size-asian="10pt" style:font-name-complex="Roboto2" style:font-size-complex="10pt"/>
    </style:style>
    <style:style style:name="T6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7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4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7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3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14921d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6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7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8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" fo:font-size="10pt" style:font-name-asian="Roboto2" style:font-size-asian="10pt" style:font-name-complex="Roboto2" style:font-size-complex="10pt"/>
    </style:style>
    <style:style style:name="T43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4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5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8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0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1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3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4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9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79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9" style:family="text">
      <style:text-properties style:font-name="Roboto" fo:font-size="10pt" fo:font-style="normal" fo:font-weight="bold" officeooo:rsid="0135db3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0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1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2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3" style:family="text">
      <style:text-properties style:font-name="Roboto"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4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15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18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19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20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21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22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 style:font-weight-complex="bold"/>
    </style:style>
    <style:style style:name="T123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24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25" style:family="text">
      <style:text-properties style:font-name="Roboto" fo:font-size="10pt" style:font-size-asian="10pt" style:font-size-complex="10pt"/>
    </style:style>
    <style:style style:name="T126" style:family="text">
      <style:text-properties style:font-name="Roboto" fo:font-size="10pt" officeooo:rsid="0102247f" style:font-size-asian="10pt" style:font-size-complex="10pt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edebf5" style:font-weight-asian="normal" style:font-weight-complex="normal"/>
    </style:style>
    <style:style style:name="T129" style:family="text">
      <style:text-properties fo:font-weight="normal" officeooo:rsid="007e263d" style:font-name-asian="Roboto2" style:font-weight-asian="normal" style:font-name-complex="Roboto2" style:font-weight-complex="normal"/>
    </style:style>
    <style:style style:name="T130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31" style:family="text">
      <style:text-properties fo:font-style="normal" officeooo:rsid="008e79c7" style:font-style-asian="normal" style:font-style-complex="normal"/>
    </style:style>
    <style:style style:name="T132" style:family="text">
      <style:text-properties fo:font-style="normal" officeooo:rsid="0135db3b" style:font-style-asian="normal" style:font-style-complex="normal"/>
    </style:style>
    <style:style style:name="T133" style:family="text">
      <style:text-properties fo:font-style="normal" officeooo:rsid="01372b69" style:font-style-asian="normal" style:font-style-complex="normal"/>
    </style:style>
    <style:style style:name="T134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35" style:family="text">
      <style:text-properties officeooo:rsid="0094c2de"/>
    </style:style>
    <style:style style:name="T136" style:family="text">
      <style:text-properties officeooo:rsid="00a884b6"/>
    </style:style>
    <style:style style:name="T137" style:family="text">
      <style:text-properties officeooo:rsid="00ad8019"/>
    </style:style>
    <style:style style:name="T138" style:family="text">
      <style:text-properties officeooo:rsid="00d0b07b"/>
    </style:style>
    <style:style style:name="T139" style:family="text">
      <style:text-properties officeooo:rsid="00e1f740"/>
    </style:style>
    <style:style style:name="T140" style:family="text">
      <style:text-properties officeooo:rsid="00f54a88"/>
    </style:style>
    <style:style style:name="T141" style:family="text">
      <style:text-properties officeooo:rsid="0100c247"/>
    </style:style>
    <style:style style:name="T142" style:family="text">
      <style:text-properties fo:color="#000000" style:text-underline-style="none"/>
    </style:style>
    <style:style style:name="T143" style:family="text">
      <style:text-properties officeooo:rsid="012a0f54"/>
    </style:style>
    <style:style style:name="T144" style:family="text">
      <style:text-properties officeooo:rsid="01301382"/>
    </style:style>
    <style:style style:name="T145" style:family="text">
      <style:text-properties officeooo:rsid="0134be7f"/>
    </style:style>
    <style:style style:name="T146" style:family="text">
      <style:text-properties officeooo:rsid="01475f55"/>
    </style:style>
    <style:style style:name="T147" style:family="text">
      <style:text-properties officeooo:rsid="014965fe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8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9"><text:span text:style-name="T135">R</text:span>ICHARD S. ZHU</text:p>
          </table:table-cell>
          <table:table-cell table:style-name="Table2.B1" office:value-type="string">
            <text:p text:style-name="P37">•</text:p>
            <text:p text:style-name="P37"/>
            <text:p text:style-name="P37">•</text:p>
          </table:table-cell>
          <table:table-cell table:style-name="Table2.B1" office:value-type="string">
            <text:p text:style-name="P35"><text:a xlink:type="simple" xlink:href="mailto:rszhu@berkeley.edu" text:style-name="Internet_20_link" text:visited-style-name="Visited_20_Internet_20_Link"><text:span text:style-name="T142">rszhu@berkeley.edu</text:span></text:a></text:p>
            <text:p text:style-name="P31">858-371-8838</text:p>
            <text:p text:style-name="P32">Berkeley, CA</text:p>
          </table:table-cell>
          <table:table-cell table:style-name="Table2.B1" office:value-type="string">
            <text:p text:style-name="P36"/>
            <text:p text:style-name="P36"/>
            <text:p text:style-name="P36"/>
          </table:table-cell>
          <table:table-cell table:style-name="Table2.B1" office:value-type="string">
            <text:p text:style-name="P34"><text:a xlink:type="simple" xlink:href="https://www.linkedin.com/in/rszhu/" text:style-name="Internet_20_link" text:visited-style-name="Visited_20_Internet_20_Link"><text:span text:style-name="T142">linkedin.com/in/rszhu</text:span></text:a></text:p>
            <text:p text:style-name="P34"><text:a xlink:type="simple" xlink:href="https://github.com/richardszhu" text:style-name="Internet_20_link" text:visited-style-name="Visited_20_Internet_20_Link"><text:span text:style-name="T142">github.com/richardszhu</text:span></text:a></text:p>
            <text:p text:style-name="P33"><text:a xlink:type="simple" xlink:href="https://www.ocf.berkeley.edu/~rszhu/" text:style-name="Internet_20_link" text:visited-style-name="Visited_20_Internet_20_Link"><text:span text:style-name="T142">ocf.io/rszhu</text:span></text:a></text:p>
          </table:table-cell>
        </table:table-row>
      </table:table>
      <text:p text:style-name="P6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2"><office:annotation office:name="__Annotation__1520_34614965471"><dc:creator>Unknown Author</dc:creator><dc:date>2019-11-16T14:59:21.760709384</dc:date><text:p text:style-name="P90"><text:span text:style-name="T148">Top Margin: 10</text:span></text:p><text:p text:style-name="P90"><text:span text:style-name="T148">Bottom Margin: 0</text:span></text:p></office:annotation>E<text:span text:style-name="T138">D</text:span><office:annotation-end office:name="__Annotation__1520_34614965471"/><text:span text:style-name="T138">UCATION</text:span></text:p>
          </table:table-cell>
          <table:table-cell table:style-name="Table5.A1" office:value-type="string">
            <text:p text:style-name="P65">University of California, Berkeley</text:p>
            <text:p text:style-name="P75"><office:annotation office:name="__Annotation__1519_3461496547111"><dc:creator>Unknown Author</dc:creator><dc:date>2019-11-16T14:58:56.429663726</dc:date><text:p text:style-name="P90"><text:span text:style-name="T148">Top Margin : 0</text:span></text:p><text:p text:style-name="P90"><text:span text:style-name="T148">Bottom Margin : 0</text:span></text:p><text:p text:style-name="P90"><text:span text:style-name="T148"/></text:p></office:annotation><text:span text:style-name="T29">B.A. </text:span><office:annotation-end office:name="__Annotation__1519_3461496547111"/><text:span text:style-name="T29">Computer Science </text:span><text:span text:style-name="T6"><text:s text:c="20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5.A1" office:value-type="string">
            <text:p text:style-name="P69"><text:span text:style-name="T40">Expected </text:span><text:span text:style-name="T39">Graduation:</text:span><text:span text:style-name="T28"> May 2023</text:span></text:p>
            <text:p text:style-name="P76"><text:span text:style-name="T35">G</text:span><text:span text:style-name="T34">PA: </text:span><text:span text:style-name="T33">3</text:span><text:span text:style-name="T27">.76</text:span>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70"><text:span text:style-name="T20">Relevant Coursework:</text:span><text:span text:style-name="T21"> </text:span><text:span text:style-name="T41">Structure of Computer Programs</text:span><text:span text:style-name="T29">, </text:span><text:span text:style-name="T30">Linear Algebra &amp; Circuits</text:span><text:span text:style-name="T6"> <text:s text:c="15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6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8"><office:annotation office:name="__Annotation__1537_346149654711"><dc:creator>Unknown Author</dc:creator><dc:date>2019-11-16T15:07:10.405129210</dc:date><text:p text:style-name="P90"><text:span text:style-name="T148">Projects all one table</text:span></text:p></office:annotation>PROJECTS<office:annotation-end office:name="__Annotation__1537_346149654711"/></text:p>
          </table:table-cell>
          <table:table-cell table:style-name="Table7.A1" office:value-type="string">
            <text:p text:style-name="P79"><text:span text:style-name="T52">Investment </text:span><text:span text:style-name="T48">Portfolio Diversity Visualization Tool </text:span><text:span text:style-name="T49">(</text:span><text:span text:style-name="T50">Python</text:span><text:span text:style-name="T49">)</text:span></text:p>
            <text:p text:style-name="P79"><text:span text:style-name="T66"><text:s text:c="2"/>✪ <text:s/></text:span><text:span text:style-name="T120"><text:s/></text:span><text:span text:style-name="T110">Won </text:span><text:span text:style-name="T111">the </text:span><text:span text:style-name="T112">BlackRock API Prize at CalHacks </text:span><text:span text:style-name="T113">6.0</text:span><text:span text:style-name="T67">,</text:span><text:span text:style-name="T97"> the largest collegiate hackathon in the world</text:span></text:p>
            <text:list xml:id="list2503707155" text:style-name="L1">
              <text:list-item>
                <text:p text:style-name="P42"><text:span text:style-name="T65">Built</text:span><text:span text:style-name="T58"> </text:span><text:span text:style-name="T65">a </text:span><text:span text:style-name="T58">tool</text:span><text:span text:style-name="T56"> that visualizes the diversity of an investment portfolio </text:span><text:span text:style-name="T57">given</text:span><text:span text:style-name="T56"> any </text:span><text:span text:style-name="T59">applicable </text:span><text:span text:style-name="T56">security attribute</text:span></text:p>
              </text:list-item>
              <text:list-item>
                <text:p text:style-name="P42"><text:span text:style-name="T114">Leveraged</text:span><text:span text:style-name="T115"> BlackRock’</text:span><text:span text:style-name="T116">s</text:span><text:span text:style-name="T115"> API to </text:span><text:span text:style-name="T117">compile, </text:span><text:span text:style-name="T115">sort, and categorize </text:span><text:span text:style-name="T118">security</text:span><text:span text:style-name="T115"> data f</text:span><text:span text:style-name="T118">rom an array of stock symbol</text:span><text:span text:style-name="T119">s</text:span></text:p>
              </text:list-item>
              <text:list-item>
                <text:p text:style-name="P42"><text:span text:style-name="T101">Integrated</text:span><text:span text:style-name="T102"> MatPlotLib to visualize </text:span><text:span text:style-name="T103">calculated diversity</text:span><text:span text:style-name="T102"> data and to create a GUI for </text:span><text:span text:style-name="T104">user</text:span><text:span text:style-name="T102"> </text:span><text:span text:style-name="T105">portfolio input</text:span><text:span text:style-name="T55"> <text:s text:c="4"/></text:span><text:span text:style-name="T48"><text:s text:c="7"/></text:span><text:span text:style-name="T55"><text:s/></text:span><text:span text:style-name="T48"><text:s text:c="51"/></text:span><text:span text:style-name="T121"><text:s text:c="7"/></text:span><text:span text:style-name="T108"><text:s/></text:span><text:span text:style-name="T48"><text:s text:c="81"/></text:span><text:span text:style-name="T42"><text:s text:c="89"/></text:span><text:span text:style-name="T123"><text:s text:c="14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1"><text:span text:style-name="T48">Bomberman Remastered </text:span><text:span text:style-name="T49">(Java</text:span><text:span text:style-name="T51">)</text:span></text:p>
            <text:list xml:id="list225441302081822" text:continue-numbering="true" text:style-name="L1">
              <text:list-item>
                <text:p text:style-name="P46"><text:span text:style-name="T143">Created an improved </text:span>remake of the classic game Bomberman <text:span text:style-name="T144">that runs on modern operating systems</text:span></text:p>
              </text:list-item>
              <text:list-item>
                <text:p text:style-name="P50">Devised a <text:span text:style-name="T145">completely original</text:span> “competitive mode”, featuring dynamic, <text:span text:style-name="T145">real time</text:span> multiplayer gameplay</text:p>
              </text:list-item>
              <text:list-item>
                <text:p text:style-name="P51"><text:span text:style-name="T131">Utilized the Java Swing toolkit to design game </text:span><text:span text:style-name="T133">menus</text:span><text:span text:style-name="T132">,</text:span><text:span text:style-name="T131"> </text:span><text:span text:style-name="T132">handle player controls, and execute game event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2">Personal Website (HTML, CSS, JavaScript) </text:p>
            <text:list xml:id="list225441742990877" text:continue-numbering="true" text:style-name="L1">
              <text:list-item>
                <text:p text:style-name="P53"><text:span text:style-name="T74">Designed and </text:span><text:span text:style-name="T75">built</text:span><text:span text:style-name="T73"> a </text:span><text:span text:style-name="T69">personal website </text:span><text:span text:style-name="T70">from </text:span><text:span text:style-name="T71">the ground up</text:span><text:span text:style-name="T70">, </text:span><text:span text:style-name="T74">utilizing</text:span><text:span text:style-name="T72"> the Bootstrap </text:span><text:span text:style-name="T76">frontend</text:span><text:span text:style-name="T73"> </text:span><text:span text:style-name="T72">framework</text:span></text:p>
              </text:list-item>
              <text:list-item>
                <text:p text:style-name="P55"><text:span text:style-name="T72">I</text:span><text:span text:style-name="T69">ncorporated jQuery </text:span><text:span text:style-name="T77">for</text:span><text:span text:style-name="T69"> site animations and the Google Fonts API for </text:span><text:span text:style-name="T78">global</text:span><text:span text:style-name="T69"> type</text:span><text:span text:style-name="T77">face</text:span><text:span text:style-name="T69"> compatibility</text:span></text:p>
              </text:list-item>
              <text:list-item>
                <text:p text:style-name="P42"><text:span text:style-name="T106">H</text:span><text:span text:style-name="T107">osted page files remotely on UC Berkeley Open Computing Facility servers, via SSH </text:span><text:bookmark text:name="firstHeading11"/><text:span text:style-name="T124">File Transfer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3">Scheme <text:span text:style-name="T137">Language</text:span> Interpreter <text:span text:style-name="T136">(</text:span>Python)</text:p>
            <text:list xml:id="list225442903565516" text:continue-numbering="true" text:style-name="L1">
              <text:list-item>
                <text:p text:style-name="P57"><text:span text:style-name="T47">Constructed</text:span><text:span text:style-name="T46"> a</text:span><text:span text:style-name="T44">n i</text:span><text:span text:style-name="T43">nterpreter for the Scheme </text:span><text:span text:style-name="T44">programming </text:span><text:span text:style-name="T43">language </text:span><text:span text:style-name="T45">(a dialect of Lisp)</text:span></text:p>
              </text:list-item>
              <text:list-item>
                <text:p text:style-name="P42"><text:span text:style-name="T56">Implemented </text:span><text:span text:style-name="T60">environments, </text:span><text:span text:style-name="T56">lexical</text:span><text:span text:style-name="T61"> </text:span><text:span text:style-name="T64">and </text:span><text:span text:style-name="T56">dynamic scoping, </text:span><text:span text:style-name="T61">exceptions, macros,</text:span><text:span text:style-name="T63"> </text:span><text:span text:style-name="T64">and </text:span><text:span text:style-name="T62">special form</text:span><text:span text:style-name="T64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5"><text:span text:style-name="T3">Smart </text:span><text:span text:style-name="T2">Typing Practice Program</text:span><text:span text:style-name="T1"> </text:span><text:span text:style-name="T4">(Python)</text:span></text:p>
            <text:list xml:id="list225442740889773" text:continue-numbering="true" text:style-name="L1">
              <text:list-item>
                <text:p text:style-name="P42"><text:span text:style-name="T99">Developed</text:span><text:span text:style-name="T80"> interactive typing program that calculates typing speed and accuracy with every keystroke</text:span></text:p>
              </text:list-item>
              <text:list-item>
                <text:p text:style-name="P42"><text:span text:style-name="T99">Programmed</text:span><text:span text:style-name="T80"> smart autocorrect feature </text:span><text:span text:style-name="T100">that determines </text:span><text:span text:style-name="T80">similarity between input and a base word</text:span></text:p>
              </text:list-item>
            </text:list>
          </table:table-cell>
        </table:table-row>
      </table:table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E<text:span text:style-name="T140">XPERIENCE</text:span></text:p>
          </table:table-cell>
          <table:table-cell table:style-name="Table1.A1" office:value-type="string">
            <text:p text:style-name="P74"><text:span text:style-name="T53">California PATH </text:span><text:span text:style-name="T54">(</text:span><text:span text:style-name="Strong_20_Emphasis"><text:span text:style-name="T125">Partners for Advanced Transportation Technology</text:span></text:span><text:span text:style-name="Strong_20_Emphasis"><text:span text:style-name="T126">) </text:span></text:span></text:p>
            <text:p text:style-name="P75"><text:span text:style-name="T18">Research Assistant</text:span><text:span text:style-name="T22"> </text:span><text:span text:style-name="T6"><text:s text:c="15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.A1" office:value-type="string">
            <text:p text:style-name="P67"><text:span text:style-name="T141">Berkeley</text:span>, CA</text:p>
            <text:p text:style-name="P77"><text:span text:style-name="T10"><text:s/></text:span><text:span text:style-name="T11">Nov.</text:span><text:span text:style-name="T13"> 2018 — </text:span><text:span text:style-name="T14">Present</text:span></text:p>
          </table:table-cell>
        </table:table-row>
      </table:table>
      <text:p text:style-name="P6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2"/>
          </table:table-cell>
          <table:table-cell table:style-name="Table8.A1" office:value-type="string">
            <text:list xml:id="list225441093043307" text:continue-numbering="true" text:style-name="L1">
              <text:list-item>
                <text:p text:style-name="P59"><text:span text:style-name="T89">E</text:span><text:span text:style-name="T90">valuate</text:span><text:span text:style-name="T89">d</text:span><text:span text:style-name="T90"> effectiveness</text:span><text:span text:style-name="T79"> </text:span><text:span text:style-name="T83">o</text:span><text:span text:style-name="T90">f</text:span><text:span text:style-name="T79"> </text:span><text:span text:style-name="T83">the Caltrans-</text:span><text:span text:style-name="T84">proposed “</text:span><text:span text:style-name="T83">Yellow Alert” </text:span><text:span text:style-name="T79">intelligent </text:span><text:span text:style-name="T84">transportation</text:span><text:span text:style-name="T83"> system</text:span></text:p>
              </text:list-item>
              <text:list-item>
                <text:p text:style-name="P59"><text:span text:style-name="T88">S</text:span><text:span text:style-name="T85">ynced</text:span><text:span text:style-name="T79"> </text:span><text:span text:style-name="T85">position</text:span><text:span text:style-name="T86">al</text:span><text:span text:style-name="T84">, </text:span><text:span text:style-name="T86">sensor</text:span><text:span text:style-name="T84">, and </text:span><text:span text:style-name="T86">behavioral</text:span><text:span text:style-name="T79"> data </text:span><text:span text:style-name="T88">collected </text:span><text:span text:style-name="T79">from </text:span><text:span text:style-name="T84">driving </text:span><text:span text:style-name="T79">simulation</text:span><text:span text:style-name="T84"> </text:span><text:span text:style-name="T86">test </text:span><text:span text:style-name="T87">trials</text:span></text:p>
              </text:list-item>
              <text:list-item>
                <text:p text:style-name="P39"><text:span text:style-name="T95">Wrote Python scripts to </text:span><text:span text:style-name="T96">automate</text:span><text:span text:style-name="T91"> </text:span><text:span text:style-name="T92">trial</text:span><text:span text:style-name="T91"> data </text:span><text:span text:style-name="T96">analysis</text:span><text:span text:style-name="T93">, </text:span><text:span text:style-name="T95">utilizing </text:span><text:span text:style-name="T94">SciPy, NumPy, </text:span><text:span text:style-name="T95">and </text:span><text:span text:style-name="T98">H5Py</text:span> <text:s text:c="6"/><text:span text:style-name="T68"><text:s text:c="2"/></text:span><text:span text:style-name="T48"><text:s text:c="7"/></text:span><text:span text:style-name="T42"><text:s text:c="89"/></text:span><text:span text:style-name="T123"><text:s text:c="15"/></text:span></text:p>
              </text:list-item>
            </text:list>
          </table:table-cell>
        </table:table-row>
      </table:table>
      <text:p text:style-name="P6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2"/>
          </table:table-cell>
          <table:table-cell table:style-name="Table9.A1" office:value-type="string">
            <text:p text:style-name="P65">Gateways Summer School</text:p>
            <text:p text:style-name="P75"><text:span text:style-name="T16">Teaching </text:span><text:span text:style-name="T19">Assistant</text:span><text:span text:style-name="T22"> <text:s text:c="3"/></text:span><text:span text:style-name="T6"><text:s text:c="15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9.A1" office:value-type="string">
            <text:p text:style-name="P67">San Diego, CA</text:p>
            <text:p text:style-name="P72"><text:span text:style-name="T10"><text:s/>Jul.</text:span><text:span text:style-name="T13"> 2018 — Aug. 2018</text:span></text:p>
          </table:table-cell>
        </table:table-row>
      </table:table>
      <text:p text:style-name="P6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2"/>
          </table:table-cell>
          <table:table-cell table:style-name="Table10.A1" office:value-type="string">
            <text:list xml:id="list225441414997085" text:continue-numbering="true" text:style-name="L1">
              <text:list-item>
                <text:p text:style-name="P42"><text:span text:style-name="T80">Aided Architecture &amp; Engineering teacher with giving lessons and </text:span><text:span text:style-name="T81">explaining </text:span><text:span text:style-name="T82">provided</text:span><text:span text:style-name="T81"> examples</text:span></text:p>
              </text:list-item>
              <text:list-item>
                <text:p text:style-name="P42"><text:span text:style-name="T80">Guided 30 students on their projects and supervised them during break, learning, and work times</text:span><text:span text:style-name="T48"> <text:s text:c="12"/></text:span><text:span text:style-name="T55"><text:s/></text:span><text:span text:style-name="T48"><text:s text:c="51"/></text:span><text:span text:style-name="T121"><text:s text:c="7"/></text:span><text:span text:style-name="T108"><text:s/></text:span><text:span text:style-name="T48"><text:s text:c="81"/></text:span><text:span text:style-name="T42"><text:s text:c="89"/></text:span><text:span text:style-name="T123"><text:s text:c="15"/></text:span></text:p>
              </text:list-item>
            </text:list>
          </table:table-cell>
        </table:table-row>
      </table:table>
      <text:p text:style-name="P6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63">ACTIVITIES</text:p>
          </table:table-cell>
          <table:table-cell table:style-name="Table13.A1" office:value-type="string">
            <text:p text:style-name="P66">Catalyst for Success <text:s/></text:p>
            <text:p text:style-name="P75"><text:span text:style-name="T15">Treasurer, </text:span><text:span text:style-name="T17">Senior Technology Mentor</text:span><text:span text:style-name="T22"> <text:s text:c="4"/></text:span><text:span text:style-name="T6"><text:s text:c="15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3.A1" office:value-type="string">
            <text:p text:style-name="P67">San Diego, CA</text:p>
            <text:p text:style-name="P77"><text:span text:style-name="T10"><text:s text:c="2"/></text:span><text:span text:style-name="T13">Sep. 2017 — Aug. 2019</text:span></text:p>
          </table:table-cell>
        </table:table-row>
      </table:table>
      <text:p text:style-name="P6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2"/>
          </table:table-cell>
          <table:table-cell table:style-name="Table15.A1" office:value-type="string">
            <text:list xml:id="list3725388077" text:style-name="L2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4"><text:span text:style-name="T81">Worked with library officials to organize regular weekly workshops and week-long summer camps</text:span><text:span text:style-name="T48"> <text:s text:c="4"/></text:span><text:span text:style-name="T55"><text:s/></text:span><text:span text:style-name="T48"><text:s text:c="51"/></text:span><text:span text:style-name="T121"><text:s text:c="7"/></text:span><text:span text:style-name="T108"><text:s/></text:span><text:span text:style-name="T48"><text:s text:c="81"/></text:span><text:span text:style-name="T42"><text:s text:c="89"/></text:span><text:span text:style-name="T123"><text:s text:c="14"/></text:span></text:p>
              </text:list-item>
            </text:list>
          </table:table-cell>
        </table:table-row>
      </table:table>
      <text:p text:style-name="P6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63">AWARDS</text:p>
          </table:table-cell>
          <table:table-cell table:style-name="Table14.A1" office:value-type="string">
            <text:p text:style-name="P86">CalHacks <text:span text:style-name="T146">6.0 </text:span><text:span text:style-name="T129">— </text:span><text:span text:style-name="T127">BlackRock API Prize </text:span><text:span text:style-name="T128">Winner</text:span></text:p>
            <text:p text:style-name="P87"><text:soft-page-break/><text:span text:style-name="T4">Intuit Scholarship Program </text:span><text:span text:style-name="T129">— </text:span><text:span text:style-name="T127">Computer Science Scholar</text:span></text:p>
            <text:p text:style-name="P87"><text:span text:style-name="T4">Intuit George A. Hansen Program </text:span><text:span text:style-name="T129">— </text:span>Computer Science Scholar</text:p>
            <text:p text:style-name="P75"><text:span text:style-name="T37">So</text:span><text:span text:style-name="T38">Cal</text:span><text:span text:style-name="T37"> Developmental Soccer League </text:span><text:span text:style-name="T28">— </text:span><text:span text:style-name="T32">Div. 1 </text:span><text:span text:style-name="T31">Champion</text:span><text:span text:style-name="T27"> <text:s/></text:span><text:span text:style-name="T34"><text:s text:c="4"/></text:span><text:span text:style-name="T6"><text:s text:c="5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4.A1" office:value-type="string">
            <text:p text:style-name="P73"><text:span text:style-name="T13">O</text:span><text:span text:style-name="T12">ct. 2019</text:span></text:p>
            <text:p text:style-name="P78"><text:soft-page-break/><text:span text:style-name="T147">Apr</text:span>. 2019</text:p>
            <text:p text:style-name="P78"><text:span text:style-name="T147">Apr</text:span>. 2019</text:p>
            <text:p text:style-name="P78">Dec. 2018</text:p>
          </table:table-cell>
        </table:table-row>
      </table:table>
      <text:p text:style-name="P6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64">SKILLS</text:p>
          </table:table-cell>
          <table:table-cell table:style-name="Table16.A1" office:value-type="string">
            <text:p text:style-name="P68"><text:span text:style-name="T130">Languages:</text:span><text:span text:style-name="T134"> </text:span>Python, Java, SQL, HTML/CSS, <text:span text:style-name="T139">JavaScript</text:span></text:p>
            <text:p text:style-name="P71"><text:span text:style-name="T36">Frameworks/Technologies:</text:span><text:span text:style-name="T7"> </text:span><text:span text:style-name="T23">Git, </text:span><text:span text:style-name="T26">Unix,</text:span><text:span text:style-name="T25"> </text:span><text:span text:style-name="T24">Bootstrap, NumPy,</text:span><text:span text:style-name="T25"> MATLAB</text:span><text:span text:style-name="T22"> <text:s text:c="2"/></text:span><text:span text:style-name="T6"><text:s text:c="7"/></text:span><text:span text:style-name="T22"><text:s/></text:span><text:span text:style-name="T6"><text:s text:c="51"/></text:span><text:span text:style-name="T8"><text:s text:c="7"/></text:span><text:span text:style-name="T34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2T22:54:40.841941286</dc:date>
    <meta:editing-duration>P1DT5H24M11S</meta:editing-duration>
    <meta:editing-cycles>235</meta:editing-cycles>
    <meta:document-statistic meta:table-count="12" meta:image-count="6" meta:object-count="0" meta:page-count="2" meta:paragraph-count="68" meta:word-count="460" meta:character-count="5917" meta:non-whitespace-character-count="2816"/>
  </office:meta>
</office:document-meta>
</file>